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3.3083in" style:rel-column-width="32768*"/>
    </style:style>
    <style:style style:name="Table2.B" style:family="table-column">
      <style:table-column-properties style:column-width="3.3083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8db03" officeooo:paragraph-rsid="0018db03"/>
    </style:style>
    <style:style style:name="P2" style:family="paragraph" style:parent-style-name="Table_20_Contents">
      <style:text-properties officeooo:rsid="0018fe02" officeooo:paragraph-rsid="0018fe02"/>
    </style:style>
    <style:style style:name="P3" style:family="paragraph" style:parent-style-name="Table_20_Contents">
      <style:text-properties officeooo:rsid="001bf80b" officeooo:paragraph-rsid="001bf80b"/>
    </style:style>
    <style:style style:name="P4" style:family="paragraph" style:parent-style-name="Table_20_Contents">
      <style:text-properties officeooo:rsid="001de097" officeooo:paragraph-rsid="001de097"/>
    </style:style>
    <style:style style:name="P5" style:family="paragraph" style:parent-style-name="Table_20_Contents" style:list-style-name="L1">
      <style:text-properties officeooo:rsid="001de097" officeooo:paragraph-rsid="001de097"/>
    </style:style>
    <style:style style:name="P6" style:family="paragraph" style:parent-style-name="Table_20_Contents">
      <style:text-properties officeooo:rsid="001fdd2d" officeooo:paragraph-rsid="001fdd2d"/>
    </style:style>
    <style:style style:name="P7" style:family="paragraph" style:parent-style-name="Table_20_Contents">
      <style:text-properties officeooo:rsid="00201ba4" officeooo:paragraph-rsid="00201ba4"/>
    </style:style>
    <style:style style:name="T1" style:family="text">
      <style:text-properties officeooo:rsid="001c0c79"/>
    </style:style>
    <style:style style:name="T2" style:family="text">
      <style:text-properties officeooo:rsid="001d086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20c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Line93861721352208">
          <table:table-cell table:style-name="Table1.A1" office:value-type="string">
            <text:p text:style-name="P1">#cat /etc/shadow | grep -i sujan | awk -F'<text:span text:style-name="T1">username:</text:span>' '{print $2}'</text:p>
            <text:p text:style-name="P1"/>
            <text:p text:style-name="P1">sujan = username:</text:p>
            <text:p text:style-name="P1"/>
          </table:table-cell>
        </table:table-row>
        <table:table-row table:style-name="TableLine93861721352208">
          <table:table-cell table:style-name="Table1.A2" office:value-type="string">
            <text:p text:style-name="P2">30 <text:span text:style-name="T4">23</text:span> * * * sshpass -p "wlink123$#" scp backup.txt <text:a xlink:type="simple" xlink:href="mailto:centos-testvm@178.28.255.178" text:style-name="Internet_20_link" text:visited-style-name="Visited_20_Internet_20_Link">centos-testvm@178.28.255.178</text:a>:/home/sujan/backup/<text:span text:style-name="T2">backup.txt</text:span></text:p>
            <text:p text:style-name="P2"/>
          </table:table-cell>
        </table:table-row>
        <table:table-row table:style-name="TableLine93861721352208">
          <table:table-cell table:style-name="Table1.A2" office:value-type="string">
            <text:p text:style-name="P3">#touch three_num_sum</text:p>
            <text:p text:style-name="P3">#chmod +x three_mod_sum</text:p>
            <text:p text:style-name="P2"/>
            <text:p text:style-name="P2">read -p "enter first num: " n1</text:p>
            <text:p text:style-name="P2">read -p "enter second num: " n2</text:p>
            <text:p text:style-name="P2">read -p "enter thrid num: " n3</text:p>
            <text:p text:style-name="P2">echo "the sum of three numbers is :" $[$n1+$n2+$n3]</text:p>
          </table:table-cell>
        </table:table-row>
        <table:table-row table:style-name="TableLine93861721352208">
          <table:table-cell table:style-name="Table1.A2" office:value-type="string">
            <text:p text:style-name="P4"/>
            <text:p text:style-name="P4">install nginx and print “hello world” only accessible from localhost</text:p>
            <text:p text:style-name="P4"/>
            <table:table table:name="Table2" table:style-name="Table2">
              <table:table-column table:style-name="Table2.A"/>
              <table:table-column table:style-name="Table2.B"/>
              <table:table-row table:style-name="TableLine93861701586112">
                <table:table-cell table:style-name="Table2.A1" office:value-type="string">
                  <text:p text:style-name="P4">Issue</text:p>
                </table:table-cell>
                <table:table-cell table:style-name="Table2.B1" office:value-type="string">
                  <text:p text:style-name="P4"/>
                  <text:p text:style-name="P4"/>
                </table:table-cell>
              </table:table-row>
              <table:table-row table:style-name="TableLine93861701586112">
                <table:table-cell table:style-name="Table2.A2" office:value-type="string">
                  <text:p text:style-name="P4">Nothing to do.</text:p>
                  <text:p text:style-name="P4">Cant download from repo.</text:p>
                  <text:p text:style-name="P4"/>
                  <text:list xml:id="list3359279452" text:style-name="L1">
                    <text:list-item>
                      <text:p text:style-name="P5">Added a nginx.repo.d</text:p>
                    </text:list-item>
                    <text:list-item>
                      <text:p text:style-name="P5">tried to install epel-release</text:p>
                    </text:list-item>
                    <text:list-item>
                      <text:p text:style-name="P5">tried installing yum-utils</text:p>
                    </text:list-item>
                    <text:list-item>
                      <text:p text:style-name="P5">yum-config-manager –disable nginx.</text:p>
                      <text:list>
                        <text:list-item>
                          <text:p text:style-name="P5">Cant open onfig-file.</text:p>
                        </text:list-item>
                      </text:list>
                    </text:list-item>
                  </text:list>
                  <text:p text:style-name="P4"/>
                  <text:p text:style-name="P4"/>
                </table:table-cell>
                <table:table-cell table:style-name="Table2.B2" office:value-type="string">
                  <text:p text:style-name="P4"/>
                </table:table-cell>
              </table:table-row>
            </table:table>
            <text:p text:style-name="P4"/>
          </table:table-cell>
        </table:table-row>
        <table:table-row table:style-name="TableLine93861721352208">
          <table:table-cell table:style-name="Table1.A2" office:value-type="string">
            <text:p text:style-name="P6">Increase root partition size:</text:p>
            <text:p text:style-name="P7">fdisk -l : to list the parition</text:p>
            <text:p text:style-name="P7">fdisk <text:s/>/ dev / xvda : to create a new partition in xvda</text:p>
            <text:p text:style-name="P7"/>
            <text:p text:style-name="P7">No sector available.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4T14:04:55.870301104</meta:creation-date>
    <dc:date>2021-10-04T16:13:28.200405918</dc:date>
    <meta:editing-duration>PT1H58M18S</meta:editing-duration>
    <meta:editing-cycles>9</meta:editing-cycles>
    <meta:generator>LibreOffice/6.4.7.2$Linux_X86_64 LibreOffice_project/40$Build-2</meta:generator>
    <meta:document-statistic meta:table-count="2" meta:image-count="0" meta:object-count="0" meta:page-count="1" meta:paragraph-count="22" meta:word-count="126" meta:character-count="757" meta:non-whitespace-character-count="657"/>
  </office:meta>
</office:document-meta>
</file>